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ce style:name="Lohit Devanagari"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his </text:span><text:span text:style-name="Emphasis"><text:span text:style-name="T1">Default Paragraph Style</text:span></text:span><text:span text:style-name="T1"> page has the sole goal to help setting top and bottom margins so that there is an as exact as possible integral number of lines in the page for </text:span><text:span text:style-name="Emphasis"><text:span text:style-name="T1">Liberation Serif</text:span></text:span><text:span text:style-name="T1"> 12 point single line spacing.</text:span></text:p>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Text_20_body"><text:soft-page-break/><text:span text:style-name="Emphasis"><text:span text:style-name="T1">Text Body</text:span></text:span> is the same as <text:span text:style-name="Emphasis">Default Paragraph Style</text:span> save for spacing above or below to study the influence of these parameters on widow/orphan when there is visually enough room for an additional line at bottom of page.</text:p>
      <text:p text:style-name="P2">Single-line paragraph.</text:p>
      <text:p text:style-name="P2">This paragraph is extended to be as long as two lines.</text:p>
      <text:p text:style-name="P2">This paragraph is even longer so that it is now three lines long though containing a single sentence.</text:p>
      <text:p text:style-name="P2">Single-line paragraph.</text:p>
      <text:p text:style-name="P2">This paragraph is extended to be as long as two lines.</text:p>
      <text:p text:style-name="P2"><text:soft-page-break/>This paragraph is even longer so that it is now three lines long though containing a single sentence.</text:p>
      <text:p text:style-name="P2">Single-line paragraph.</text:p>
      <text:p text:style-name="P2">This paragraph is extended to be as long as two lines.</text:p>
      <text:p text:style-name="P2">This paragraph is even longer so that it is now three lines long though containing a single sentence.</text:p>
      <text:p text:style-name="P2">Single-line paragraph.</text:p>
      <text:p text:style-name="P2">This paragraph is extended to be as long as two lines.</text:p>
      <text:p text:style-name="P2">This paragraph is even longer so that it is now three lines long though containing a single sentence.</text:p>
      <text:p text:style-name="P2">Single-line paragraph.</text:p>
      <text:p text:style-name="P2"><text:soft-page-break/>This paragraph is extended to be as long as two lines.</text:p>
      <text:p text:style-name="P2">This paragraph is even longer so that it is now three lines long though containing a single sentence.</text:p>
      <text:p text:style-name="P2">Single-line paragraph.</text:p>
      <text:p text:style-name="P2">This paragraph is extended to be as long as two lines.</text:p>
      <text:p text:style-name="P2">This paragraph is even longer so that it is now three lines long though containing a single sent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ce style:name="Lohit Devanagari"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size-complex="14pt"/>
    </style:style>
    <style:style style:name="Text_20_body" style:display-name="Text body" style:family="paragraph" style:parent-style-name="Standard" style:class="text" style:master-page-name="">
      <style:paragraph-properties fo:margin-top="0.21cm" fo:margin-bottom="0.199cm" style:contextual-spacing="false" fo:line-height="100%" fo:orphans="0" fo:widows="0" style:page-number="auto"/>
    </style:style>
    <style:style style:name="List" style:family="paragraph" style:parent-style-name="Text_20_body" style:class="list">
      <style:text-properties style:font-name="Linux Biolinum G" fo:font-family="'Linux Biolinum G'"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249cm" style:type="center"/>
          <style:tab-stop style:position="6.5cm" style:type="right"/>
        </style:tab-stops>
      </style:paragraph-properties>
    </style:style>
    <style:style style:name="Footer" style:family="paragraph" style:parent-style-name="Header_20_and_20_Footer" style:class="extra">
      <style:paragraph-properties text:number-lines="false" text:line-number="0">
        <style:tab-stops>
          <style:tab-stop style:position="3.249cm" style:type="center"/>
          <style:tab-stop style:position="6.5cm" style:type="right"/>
        </style:tab-stops>
      </style:paragraph-properties>
    </style:style>
    <style:style style:name="Header" style:family="paragraph" style:parent-style-name="Header_20_and_20_Footer" style:class="extra">
      <style:paragraph-properties text:number-lines="false" text:line-number="0">
        <style:tab-stops>
          <style:tab-stop style:position="3.249cm" style:type="center"/>
          <style:tab-stop style:position="6.5cm" style:type="right"/>
        </style:tab-stops>
      </style:paragraph-properties>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page-layout style:name="Mpm1">
      <style:page-layout-properties fo:page-width="10.5cm" fo:page-height="14.801cm" style:num-format="1" style:print-orientation="portrait" fo:margin-top="2.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0:30:34.341435457</meta:creation-date>
    <dc:date>2023-05-07T17:47:32.009285258</dc:date>
    <meta:editing-duration>PT44M15S</meta:editing-duration>
    <meta:editing-cycles>11</meta:editing-cycles>
    <meta:generator>LibreOffice/7.5.3.2$Linux_X86_64 LibreOffice_project/50$Build-2</meta:generator>
    <meta:document-statistic meta:table-count="0" meta:image-count="0" meta:object-count="0" meta:page-count="4" meta:paragraph-count="21" meta:word-count="336" meta:character-count="2023" meta:non-whitespace-character-count="1708"/>
  </office:meta>
</office:document-meta>
</file>